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horizontal-align="left" draw:textarea-vertical-align="top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fill-color="#ffffcc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  <style:text-properties fo:font-size="12pt" style:font-size-asian="12pt" style:font-size-complex="12pt"/>
    </style:style>
    <style:style style:name="P4" style:family="paragraph">
      <style:paragraph-properties fo:line-height="100%" fo:text-align="start"/>
    </style:style>
    <style:style style:name="P5" style:family="paragraph">
      <style:paragraph-properties fo:line-height="100%" fo:text-align="start"/>
      <style:text-properties fo:font-size="12pt" style:font-size-asian="12pt" style:font-size-complex="12pt"/>
    </style:style>
    <style:style style:name="P6" style:family="paragraph">
      <style:paragraph-properties fo:text-align="star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custom-shape draw:style-name="gr1" draw:text-style-name="P1" xml:id="id3" draw:id="id3" draw:layer="layout" svg:width="6.1cm" svg:height="1cm" svg:x="8cm" svg:y="2.5cm">
          <text:p text:style-name="P1"><text:span text:style-name="T1">Структура данних</text:span></text:p>
          <draw:enhanced-geometry svg:viewBox="0 0 21600 21600" draw:glue-points="?f6 0 10800 ?f8 ?f11 10800 ?f9 21600 10800 ?f10 ?f5 10800" draw:text-areas="?f3 ?f3 ?f4 ?f4" draw:type="parallelogram" draw:modifiers="2035.4471990138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1" draw:id="id1" draw:layer="layout" svg:width="8.3cm" svg:height="0.7cm" svg:x="6.9cm" svg:y="4.4cm">
          <text:p text:style-name="P1"><text:span text:style-name="T1">Виклик функції-серіалізатора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8.1cm" svg:height="1.9cm" svg:x="7cm" svg:y="6.2cm">
          <text:p text:style-name="P1"><text:span text:style-name="T1">Поле є вказівником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11.05cm" svg:y1="5.1cm" svg:x2="11.05cm" svg:y2="6.2cm" draw:start-shape="id1" draw:end-shape="id2" svg:d="m11050 5100v1100" svg:viewBox="0 0 1 1101">
          <text:p/>
        </draw:connector>
        <draw:connector draw:style-name="gr2" draw:text-style-name="P2" draw:layer="layout" draw:type="line" svg:x1="11.05cm" svg:y1="3.5cm" svg:x2="11.05cm" svg:y2="4.4cm" draw:start-shape="id3" draw:start-glue-point="8" draw:end-shape="id1" draw:end-glue-point="0" svg:d="m11050 3500v900" svg:viewBox="0 0 1 901">
          <text:p/>
        </draw:connector>
        <draw:custom-shape draw:style-name="gr1" draw:text-style-name="P1" xml:id="id4" draw:id="id4" draw:layer="layout" svg:width="5.9cm" svg:height="1.3cm" svg:x="1.7cm" svg:y="8.5cm">
          <text:p text:style-name="P1"><text:span text:style-name="T1">Копіювання поля</text:span></text:p>
          <text:p text:style-name="P1"><text:span text:style-name="T1"><text:s/></text:span><text:span text:style-name="T1">в буфер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7cm" svg:y1="7.15cm" svg:x2="4.65cm" svg:y2="8.5cm" draw:start-shape="id2" draw:end-shape="id4" draw:end-glue-point="0" svg:d="m7000 7150h-2350v1350" svg:viewBox="0 0 2351 1351">
          <text:p text:style-name="P3"><text:span text:style-name="T1">ні</text:span></text:p>
        </draw:connector>
        <draw:custom-shape draw:style-name="gr1" draw:text-style-name="P1" xml:id="id6" draw:id="id6" draw:layer="layout" svg:width="5.9cm" svg:height="1.2cm" svg:x="1.7cm" svg:y="13.3cm">
          <text:p text:style-name="P1"><text:span text:style-name="T1">Перехід до наступного</text:span></text:p>
          <text:p text:style-name="P1"><text:span text:style-name="T1"><text:s/></text:span><text:span text:style-name="T1">поля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5.9cm" svg:height="1.6cm" svg:x="1.7cm" svg:y="10.7cm">
          <text:p text:style-name="P2"><text:span text:style-name="T1">Всі поля</text:span></text:p>
          <text:p text:style-name="P2"><text:span text:style-name="T1">серіалізовані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4.65cm" svg:y1="9.8cm" svg:x2="4.65cm" svg:y2="10.7cm" draw:start-shape="id4" draw:start-glue-point="2" draw:end-shape="id5" draw:end-glue-point="4" svg:d="m4650 9800v900" svg:viewBox="0 0 1 901">
          <text:p/>
        </draw:connector>
        <draw:connector draw:style-name="gr4" draw:text-style-name="P5" draw:layer="layout" svg:x1="4.65cm" svg:y1="12.3cm" svg:x2="4.65cm" svg:y2="13.3cm" draw:start-shape="id5" draw:start-glue-point="6" draw:end-shape="id6" draw:end-glue-point="0" svg:d="m4650 12300v1000" svg:viewBox="0 0 1 1001">
          <text:p text:style-name="P4"><text:span text:style-name="T1"><text:s text:c="8"/></text:span><text:span text:style-name="T1">ні</text:span></text:p>
        </draw:connector>
        <draw:connector draw:style-name="gr2" draw:text-style-name="P2" draw:layer="layout" svg:x1="7.6cm" svg:y1="13.9cm" svg:x2="11.05cm" svg:y2="8.1cm" draw:start-shape="id6" draw:start-glue-point="1" draw:end-shape="id2" draw:end-glue-point="6" svg:d="m7600 13900h3450v-5800" svg:viewBox="0 0 3451 5801">
          <text:p/>
        </draw:connector>
        <draw:custom-shape draw:style-name="gr1" draw:text-style-name="P1" xml:id="id8" draw:id="id8" draw:layer="layout" svg:width="6cm" svg:height="1.3cm" svg:x="13.4cm" svg:y="12.1cm">
          <text:p text:style-name="P2"><text:span text:style-name="T1">Вказівник додається </text:span></text:p>
          <text:p text:style-name="P2"><text:span text:style-name="T1">до списку серіаліізованих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5.1cm" svg:y1="7.15cm" svg:x2="16.4cm" svg:y2="8.2cm" draw:start-shape="id2" draw:end-shape="id7" svg:d="m15100 7150h1300v1050" svg:viewBox="0 0 1301 1051">
          <text:p text:style-name="P5"><text:span text:style-name="T1"><text:s text:c="5"/></text:span><text:span text:style-name="T1">так <text:s text:c="4"/></text:span></text:p>
        </draw:connector>
        <draw:custom-shape draw:style-name="gr1" draw:text-style-name="P1" xml:id="id7" draw:id="id7" draw:layer="layout" svg:width="5.8cm" svg:height="1.9cm" svg:x="13.5cm" svg:y="8.2cm">
          <text:p text:style-name="P2"><text:span text:style-name="T1">Є в списку </text:span></text:p>
          <text:p text:style-name="P2"><text:span text:style-name="T1">серіалізованих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6.4cm" svg:y1="10.1cm" svg:x2="16.4cm" svg:y2="12.1cm" draw:start-shape="id7" draw:start-glue-point="6" draw:end-shape="id8" svg:d="m16400 10100v2000" svg:viewBox="0 0 1 2001">
          <text:p text:style-name="P2"><text:span text:style-name="T1">ні <text:s text:c="5"/></text:span></text:p>
        </draw:connector>
        <draw:custom-shape draw:style-name="gr1" draw:text-style-name="P1" xml:id="id9" draw:id="id9" draw:layer="layout" svg:width="7.1cm" svg:height="1.3cm" svg:x="8.2cm" svg:y="15.6cm">
          <text:p text:style-name="P2"><text:span text:style-name="T1">Адреса на яку вказує </text:span></text:p>
          <text:p text:style-name="P2"><text:span text:style-name="T1">вказівник копіюється в буфер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3.5cm" svg:y1="9.15cm" svg:x2="11.75cm" svg:y2="15.6cm" draw:start-shape="id7" draw:start-glue-point="5" draw:end-shape="id9" svg:d="m13500 9150h-1750v6450" svg:viewBox="0 0 1751 6451">
          <text:p text:style-name="P6"><text:span text:style-name="T1">так</text:span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</draw:connector>
        <draw:custom-shape draw:style-name="gr1" draw:text-style-name="P1" xml:id="id10" draw:id="id10" draw:layer="layout" svg:width="4cm" svg:height="1.1cm" svg:x="14.4cm" svg:y="14.2cm">
          <text:p text:style-name="P2"><text:span text:style-name="T1">структур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16.4cm" svg:y1="13.4cm" svg:x2="16.4cm" svg:y2="14.2cm" draw:start-shape="id8" draw:start-glue-point="2" draw:end-shape="id10" draw:end-glue-point="4" svg:d="m16400 13400v800" svg:viewBox="0 0 1 801">
          <text:p/>
        </draw:connector>
        <draw:connector draw:style-name="gr4" draw:text-style-name="P1" draw:layer="layout" draw:line-skew="0.898cm" svg:x1="18.4cm" svg:y1="14.75cm" svg:x2="15.2cm" svg:y2="4.75cm" draw:start-shape="id10" draw:start-glue-point="7" draw:end-shape="id1" draw:end-glue-point="1" svg:d="m18400 14750h1400v-10000h-4600" svg:viewBox="0 0 4601 10001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<text:s text:c="25"/></text:span><text:span text:style-name="T1">так</text:span></text:p>
        </draw:connector>
        <draw:connector draw:style-name="gr4" draw:text-style-name="P1" draw:layer="layout" draw:line-skew="-1.2cm" svg:x1="14.4cm" svg:y1="14.75cm" svg:x2="7.6cm" svg:y2="9.15cm" draw:start-shape="id10" draw:start-glue-point="5" draw:end-shape="id4" svg:d="m14400 14750h-4600v-5600h-2200" svg:viewBox="0 0 6801 5601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<text:s text:c="37"/></text:span><text:span text:style-name="T1">ні</text:span></text:p>
        </draw:connector>
        <draw:custom-shape draw:style-name="gr1" draw:text-style-name="P1" xml:id="id11" draw:id="id11" draw:layer="layout" svg:width="6cm" svg:height="2.6cm" svg:x="2cm" svg:y="17cm">
          <text:p text:style-name="P2"><text:span text:style-name="T1">Коренева </text:span></text:p>
          <text:p text:style-name="P2"><text:span text:style-name="T1">Функція-серіалізатор</text:span></text:p>
          <text:p text:style-name="P2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.7cm" svg:y1="11.5cm" svg:x2="2cm" svg:y2="18.3cm" draw:start-shape="id5" draw:start-glue-point="5" draw:end-shape="id11" svg:d="m1700 11500h-501v6800h801" svg:viewBox="0 0 802 6801">
          <text:p text:style-name="P2"><text:span text:style-name="T1"><text:s text:c="3"/></text:span><text:span text:style-name="T1">так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</draw:connector>
        <draw:custom-shape draw:style-name="gr1" draw:text-style-name="P1" xml:id="id13" draw:id="id13" draw:layer="layout" svg:width="4.4cm" svg:height="0.7cm" svg:x="2.8cm" svg:y="21.2cm">
          <text:p text:style-name="P2"><text:span text:style-name="T1">Вихід з функції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6.2cm" svg:height="1.7cm" svg:x="9cm" svg:y="20.2cm">
          <text:p text:style-name="P2"><text:span text:style-name="T1">Запис інформації про </text:span></text:p>
          <text:p text:style-name="P2"><text:span text:style-name="T1">серіалізовані вказівники </text:span></text:p>
          <text:p text:style-name="P2"><text:span text:style-name="T1">в буфер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8cm" svg:y1="18.3cm" svg:x2="12.1cm" svg:y2="20.2cm" draw:start-shape="id11" draw:start-glue-point="7" draw:end-shape="id12" draw:end-glue-point="0" svg:d="m8000 18300h4100v1900" svg:viewBox="0 0 4101 1901">
          <text:p text:style-name="P6"><text:span text:style-name="T1">так</text:span></text:p>
          <text:p text:style-name="P6"><text:span text:style-name="T1"/></text:p>
          <text:p text:style-name="P6"><text:span text:style-name="T1"/></text:p>
        </draw:connector>
        <draw:connector draw:style-name="gr4" draw:text-style-name="P1" draw:layer="layout" svg:x1="5cm" svg:y1="19.6cm" svg:x2="5cm" svg:y2="21.2cm" draw:start-shape="id11" draw:end-shape="id13" draw:end-glue-point="0" svg:d="m5000 19600v1600" svg:viewBox="0 0 1 1601">
          <text:p text:style-name="P2"><text:span text:style-name="T1"><text:s text:c="6"/></text:span><text:span text:style-name="T1">ні</text:span></text:p>
        </draw:connector>
        <draw:custom-shape draw:style-name="gr1" draw:text-style-name="P1" xml:id="id14" draw:id="id14" draw:layer="layout" svg:width="5.8cm" svg:height="1.3cm" svg:x="7.6cm" svg:y="24.1cm">
          <text:p text:style-name="P2"><text:span text:style-name="T1">Буфер </text:span></text:p>
          <text:p text:style-name="P2"><text:span text:style-name="T1">серіалізованих данних</text:span></text:p>
          <draw:enhanced-geometry svg:viewBox="0 0 21600 21600" draw:path-stretchpoint-x="10800" draw:path-stretchpoint-y="10800" draw:text-areas="?f3 ?f4 ?f5 ?f6" draw:type="round-rectangle" draw:modifiers="3403.535741737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12.1cm" svg:y1="21.9cm" svg:x2="10.5cm" svg:y2="24.1cm" draw:start-shape="id12" draw:end-shape="id14" draw:end-glue-point="0" svg:d="m12100 21900v1100h-1600v1100" svg:viewBox="0 0 1601 2201">
          <text:p/>
        </draw:connector>
        <draw:connector draw:style-name="gr5" draw:text-style-name="P2" draw:layer="layout" draw:line-skew="0cm 0.949cm" svg:x1="8.2cm" svg:y1="16.25cm" svg:x2="7.6cm" svg:y2="11.5cm" draw:start-shape="id9" draw:start-glue-point="3" draw:end-shape="id5" draw:end-glue-point="7" svg:d="m8200 16250h-501v-1350h403v-3400h-502" svg:viewBox="0 0 601 4751">
          <text:p/>
        </draw:connector>
      </draw:page>
      <draw:page draw:name="page2" draw:style-name="dp1" draw:master-page-name="Звичайний">
        <draw:custom-shape draw:style-name="gr1" draw:text-style-name="P1" xml:id="id15" draw:id="id15" draw:layer="layout" svg:width="5.9cm" svg:height="1cm" svg:x="7.8cm" svg:y="2.5cm">
          <text:p text:style-name="P2"><text:span text:style-name="T1">Серіалізовані данні</text:span></text:p>
          <draw:enhanced-geometry svg:viewBox="0 0 21600 21600" draw:glue-points="?f6 0 10800 ?f8 ?f11 10800 ?f9 21600 10800 ?f10 ?f5 10800" draw:text-areas="?f3 ?f3 ?f4 ?f4" draw:type="parallelogram" draw:modifiers="2214.5399084900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16" draw:id="id16" draw:layer="layout" svg:width="8.3cm" svg:height="0.7cm" svg:x="6.6cm" svg:y="4.4cm">
          <text:p text:style-name="P2"><text:span text:style-name="T1">Виклик функції-десеріалізатора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0.75cm" svg:y1="3.5cm" svg:x2="10.75cm" svg:y2="4.4cm" draw:start-shape="id15" draw:start-glue-point="8" draw:end-shape="id16" draw:end-glue-point="0" svg:d="m10750 3500v900" svg:viewBox="0 0 1 901">
          <text:p/>
        </draw:connector>
        <draw:custom-shape draw:style-name="gr1" draw:text-style-name="P1" xml:id="id17" draw:id="id17" draw:layer="layout" svg:width="4.7cm" svg:height="1.3cm" svg:x="9.4cm" svg:y="6cm">
          <text:p text:style-name="P2"><text:span text:style-name="T1">Вказівник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10.75cm" svg:y1="5.1cm" svg:x2="11.75cm" svg:y2="6cm" draw:start-shape="id16" draw:start-glue-point="2" draw:end-shape="id17" draw:end-glue-point="4" svg:d="m10750 5100v450h1000v450" svg:viewBox="0 0 1001 901">
          <text:p/>
        </draw:connector>
        <draw:custom-shape draw:style-name="gr1" draw:text-style-name="P1" xml:id="id18" draw:id="id18" draw:layer="layout" svg:width="5.9cm" svg:height="2.8cm" svg:x="13.2cm" svg:y="7.8cm">
          <text:p text:style-name="P2"><text:span text:style-name="T1">Є в списку </text:span></text:p>
          <text:p text:style-name="P2"><text:span text:style-name="T1">десеріалізованих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4.1cm" svg:y1="6.65cm" svg:x2="16.15cm" svg:y2="7.8cm" draw:start-shape="id17" draw:start-glue-point="7" draw:end-shape="id18" draw:end-glue-point="4" svg:d="m14100 6650h2050v1150" svg:viewBox="0 0 2051 1151">
          <text:p text:style-name="P2"><text:span text:style-name="T1">так <text:s text:c="6"/></text:span></text:p>
          <text:p text:style-name="P2"><text:span text:style-name="T1"/></text:p>
        </draw:connector>
        <draw:custom-shape draw:style-name="gr1" draw:text-style-name="P1" xml:id="id19" draw:id="id19" draw:layer="layout" svg:width="5.7cm" svg:height="1.6cm" svg:x="5.4cm" svg:y="8.4cm">
          <text:p text:style-name="P2"><text:span text:style-name="T1">В поле записується </text:span></text:p>
          <text:p text:style-name="P2"><text:span text:style-name="T1">вказівник на </text:span></text:p>
          <text:p text:style-name="P2"><text:span text:style-name="T1">десеріалізовані данні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3.2cm" svg:y1="9.2cm" svg:x2="11.1cm" svg:y2="9.2cm" draw:start-shape="id18" draw:end-shape="id19" svg:d="m13200 9200h-2100" svg:viewBox="0 0 2101 1">
          <text:p text:style-name="P2"><text:span text:style-name="T1">так</text:span></text:p>
          <text:p text:style-name="P2"><text:span text:style-name="T1"/></text:p>
        </draw:connector>
        <draw:custom-shape draw:style-name="gr1" draw:text-style-name="P2" xml:id="id20" draw:id="id20" draw:layer="layout" svg:width="5.9cm" svg:height="1.2cm" svg:x="13.2cm" svg:y="12cm">
          <text:p text:style-name="P2"><text:span text:style-name="T1">Вказівник додається до </text:span></text:p>
          <text:p text:style-name="P2"><text:span text:style-name="T1">списку десеріалізованих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6.15cm" svg:y1="10.6cm" svg:x2="16.15cm" svg:y2="12cm" draw:start-shape="id18" draw:start-glue-point="6" draw:end-shape="id20" draw:end-glue-point="0" svg:d="m16150 10600v1400" svg:viewBox="0 0 1 1401">
          <text:p text:style-name="P2"><text:span text:style-name="T1"><text:s text:c="6"/></text:span><text:span text:style-name="T1">ні</text:span></text:p>
        </draw:connector>
        <draw:connector draw:style-name="gr2" draw:text-style-name="P2" draw:layer="layout" svg:x1="13.2cm" svg:y1="12.6cm" svg:x2="8.25cm" svg:y2="10cm" draw:start-shape="id20" draw:start-glue-point="3" draw:end-shape="id19" draw:end-glue-point="2" svg:d="m13200 12600h-4950v-2600" svg:viewBox="0 0 4951 2601">
          <text:p/>
        </draw:connector>
        <draw:custom-shape draw:style-name="gr1" draw:text-style-name="P1" xml:id="id21" draw:id="id21" draw:layer="layout" svg:width="4.5cm" svg:height="1.2cm" svg:x="13.9cm" svg:y="14.2cm">
          <text:p text:style-name="P2"><text:span text:style-name="T1">Структур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16.15cm" svg:y1="13.2cm" svg:x2="16.15cm" svg:y2="14.2cm" draw:start-shape="id20" draw:start-glue-point="2" draw:end-shape="id21" draw:end-glue-point="4" svg:d="m16150 13200v1000" svg:viewBox="0 0 1 1001">
          <text:p/>
        </draw:connector>
        <draw:connector draw:style-name="gr4" draw:text-style-name="P1" draw:layer="layout" draw:line-skew="0.898cm" svg:x1="18.4cm" svg:y1="14.8cm" svg:x2="14.9cm" svg:y2="4.75cm" draw:start-shape="id21" draw:start-glue-point="7" draw:end-shape="id16" draw:end-glue-point="1" svg:d="m18400 14800h1400v-10050h-4900" svg:viewBox="0 0 4901 10051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<text:s text:c="26"/></text:span><text:span text:style-name="T1">так</text:span></text:p>
        </draw:connector>
        <draw:custom-shape draw:style-name="gr1" draw:text-style-name="P1" xml:id="id22" draw:id="id22" draw:layer="layout" svg:width="5.8cm" svg:height="1.1cm" svg:x="1.8cm" svg:y="6.1cm">
          <text:p text:style-name="P2"><text:span text:style-name="T1">Копіювання данних з</text:span></text:p>
          <text:p text:style-name="P2"><text:span text:style-name="T1">буферу в поле структури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9.4cm" svg:y1="6.65cm" svg:x2="7.6cm" svg:y2="6.65cm" draw:start-shape="id17" draw:end-shape="id22" draw:end-glue-point="1" svg:d="m9400 6650h-1800" svg:viewBox="0 0 1801 1">
          <text:p text:style-name="P2"><text:span text:style-name="T1">ні</text:span></text:p>
          <text:p text:style-name="P2"><text:span text:style-name="T1"/></text:p>
        </draw:connector>
        <draw:custom-shape draw:style-name="gr1" draw:text-style-name="P1" xml:id="id23" draw:id="id23" draw:layer="layout" svg:width="5.4cm" svg:height="2.5cm" svg:x="2cm" svg:y="11.6cm">
          <text:p text:style-name="P2"><text:span text:style-name="T1">Всі поля </text:span></text:p>
          <text:p text:style-name="P2"><text:span text:style-name="T1">десеріалізовані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4.7cm" svg:y1="7.2cm" svg:x2="4.7cm" svg:y2="11.6cm" draw:start-shape="id22" draw:end-shape="id23" draw:end-glue-point="4" svg:d="m4700 7200v4400" svg:viewBox="0 0 1 4401">
          <text:p/>
        </draw:connector>
        <draw:custom-shape draw:style-name="gr1" draw:text-style-name="P1" xml:id="id24" draw:id="id24" draw:layer="layout" svg:width="5.2cm" svg:height="1.1cm" svg:x="2.1cm" svg:y="15.2cm">
          <text:p text:style-name="P2"><text:span text:style-name="T1">Перехід до </text:span></text:p>
          <text:p text:style-name="P2"><text:span text:style-name="T1">наступного атрибуту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4.7cm" svg:y1="14.1cm" svg:x2="4.7cm" svg:y2="15.2cm" draw:start-shape="id23" draw:start-glue-point="6" draw:end-shape="id24" draw:end-glue-point="0" svg:d="m4700 14100v1100" svg:viewBox="0 0 1 1101">
          <text:p text:style-name="P2"><text:span text:style-name="T1"><text:s text:c="9"/></text:span><text:span text:style-name="T1">так</text:span></text:p>
        </draw:connector>
        <draw:connector draw:style-name="gr2" draw:text-style-name="P2" draw:layer="layout" svg:x1="7.3cm" svg:y1="15.75cm" svg:x2="11.75cm" svg:y2="7.3cm" draw:start-shape="id24" draw:start-glue-point="1" draw:end-shape="id17" draw:end-glue-point="6" svg:d="m7300 15750h4450v-8450" svg:viewBox="0 0 4451 8451">
          <text:p/>
        </draw:connector>
        <draw:custom-shape draw:style-name="gr1" draw:text-style-name="P1" xml:id="id25" draw:id="id25" draw:layer="layout" svg:width="6.7cm" svg:height="2.3cm" svg:x="7.4cm" svg:y="16.7cm">
          <text:p text:style-name="P2"><text:span text:style-name="T1">Коренева </text:span></text:p>
          <text:p text:style-name="P2"><text:span text:style-name="T1">Функція-десеріалізатор</text:span></text:p>
          <text:p text:style-name="P2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7.4cm" svg:y1="12.85cm" svg:x2="10.75cm" svg:y2="16.7cm" draw:start-shape="id23" draw:start-glue-point="7" draw:end-shape="id25" draw:end-glue-point="4" svg:d="m7400 12850h3350v3850" svg:viewBox="0 0 3351 3851">
          <text:p text:style-name="P1"><text:span text:style-name="T1">ні <text:s text:c="14"/>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ustom-shape draw:style-name="gr1" draw:text-style-name="P1" xml:id="id26" draw:id="id26" draw:layer="layout" svg:width="3.9cm" svg:height="0.7cm" svg:x="2.1cm" svg:y="17.5cm">
          <text:p text:style-name="P2"><text:span text:style-name="T1">Вихід з функції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4cm" svg:y1="17.85cm" svg:x2="6cm" svg:y2="17.85cm" draw:start-shape="id25" draw:start-glue-point="5" draw:end-shape="id26" draw:end-glue-point="1" svg:d="m7400 17850h-1400" svg:viewBox="0 0 1401 1">
          <text:p text:style-name="P2"><text:span text:style-name="T1"><text:s text:c="3"/></text:span><text:span text:style-name="T1">ні</text:span></text:p>
          <text:p text:style-name="P2"><text:span text:style-name="T1"/></text:p>
        </draw:connector>
        <draw:custom-shape draw:style-name="gr1" draw:text-style-name="P1" xml:id="id27" draw:id="id27" draw:layer="layout" svg:width="5.1cm" svg:height="1.2cm" svg:x="8.2cm" svg:y="20.9cm">
          <text:p text:style-name="P2"><text:span text:style-name="T1">Десеріалізована </text:span></text:p>
          <text:p text:style-name="P2"><text:span text:style-name="T1">структур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0.75cm" svg:y1="19cm" svg:x2="10.75cm" svg:y2="20.9cm" draw:start-shape="id25" draw:end-shape="id27" draw:end-glue-point="0" svg:d="m10750 19000v1900" svg:viewBox="0 0 1 1901">
          <text:p text:style-name="P2"><text:span text:style-name="T1"><text:s text:c="8"/></text:span><text:span text:style-name="T1">так</text:span></text:p>
          <text:p text:style-name="P2"><text:span text:style-name="T1"/></text:p>
          <text:p text:style-name="P2"><text:span text:style-name="T1"/></text:p>
        </draw:connector>
        <draw:connector draw:style-name="gr4" draw:text-style-name="P1" draw:layer="layout" draw:line-skew="4.098cm -0.099cm" svg:x1="16.15cm" svg:y1="15.4cm" svg:x2="1.8cm" svg:y2="6.65cm" draw:start-shape="id21" draw:start-glue-point="6" draw:end-shape="id22" draw:end-glue-point="3" svg:d="m16150 15400v4600h-14950v-13350h600" svg:viewBox="0 0 14951 13351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6"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/></text:span><text:span text:style-name="T1">ні</text:span></text:p>
          <text:p text:style-name="P2"><text:span text:style-name="T1"/></text:p>
          <text:p text:style-name="P2"><text:span text:style-name="T1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uk" fo:country="U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4T18:22:57.016759352</meta:creation-date>
    <dc:date>2014-01-14T22:26:07.999782271</dc:date>
    <meta:editing-duration>PT3H31M25S</meta:editing-duration>
    <meta:editing-cycles>11</meta:editing-cycles>
    <meta:generator>LibreOffice/4.1.4.2$Linux_X86_64 LibreOffice_project/410m0$Build-2</meta:generator>
    <meta:document-statistic meta:object-count="60"/>
  </office:meta>
</office:document-meta>
</file>